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ODRIGUEZ ESPINOZA, ERIKA MILAGR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86400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DRIGUEZ ESPINOZA, ERIKA MILAGR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8640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9/2021</text:p>
          </table:table-cell>
          <table:table-cell table:style-name="Tabla2.A2" office:value-type="string">
            <text:p text:style-name="P9">26934886</text:p>
          </table:table-cell>
          <table:table-cell table:style-name="Tabla2.A2" office:value-type="string">
            <text:p text:style-name="P9">93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44:2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